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72000000342F633BE193BF2679.jpg" manifest:media-type="image/jpeg"/>
  <manifest:file-entry manifest:full-path="Pictures/100002010000028E000001846266407761F97E3B.png" manifest:media-type="image/png"/>
  <manifest:file-entry manifest:full-path="Pictures/100000000000021000000051DA84C57E2CDBC43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 2" svg:font-family="'Wingdings 2'" style:font-family-generic="roman" style:font-pitch="variable" style:font-charset="x-symbol"/>
    <style:font-face style:name="Lohit Hindi2" svg:font-family="'Lohit Hindi'"/>
    <style:font-face style:name="Droid Sans Fallback" svg:font-family="'Droid Sans Fallback'" style:font-pitch="variable"/>
    <style:font-face style:name="Lohit Hindi1" svg:font-family="'Lohit Hindi', 'MS Mincho'" style:font-pitch="variable"/>
    <style:font-face style:name="OpenSymbol" svg:font-family="OpenSymbol" style:font-pitch="variable"/>
    <style:font-face style:name="WenQuanYi Micro Hei" svg:font-family="'WenQuanYi Micro Hei', 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'Arial Unicode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081c9d"/>
    </style:style>
    <style:style style:name="P5" style:family="paragraph" style:parent-style-name="Text_20_body">
      <style:paragraph-properties fo:text-align="justify" style:justify-single-word="false"/>
      <style:text-properties fo:font-weight="bold" officeooo:paragraph-rsid="00081c9d" style:font-weight-asian="bold" style:font-weight-complex="bold"/>
    </style:style>
    <style:style style:name="P6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7" style:family="paragraph" style:parent-style-name="Standard" style:list-style-name="L1">
      <style:paragraph-properties fo:margin-top="0.42cm" fo:margin-bottom="0.21cm" loext:contextual-spacing="false"/>
      <style:text-properties officeooo:paragraph-rsid="0011d29c"/>
    </style:style>
    <style:style style:name="P8" style:family="paragraph" style:parent-style-name="Standard" style:list-style-name="L1">
      <style:paragraph-properties fo:margin-top="0.42cm" fo:margin-bottom="0.21cm" loext:contextual-spacing="false"/>
      <style:text-properties officeooo:paragraph-rsid="000ceb05"/>
    </style:style>
    <style:style style:name="P9" style:family="paragraph" style:parent-style-name="Standard" style:list-style-name="L1">
      <style:paragraph-properties fo:margin-top="0.42cm" fo:margin-bottom="0.21cm" loext:contextual-spacing="false" fo:text-align="start" style:justify-single-word="false"/>
      <style:text-properties officeooo:paragraph-rsid="000ceb05"/>
    </style:style>
    <style:style style:name="P10" style:family="paragraph" style:parent-style-name="Standard" style:list-style-name="L2">
      <style:paragraph-properties fo:margin-top="0.42cm" fo:margin-bottom="0.21cm" loext:contextual-spacing="false" fo:text-align="start" style:justify-single-word="false"/>
      <style:text-properties officeooo:paragraph-rsid="001382ec"/>
    </style:style>
    <style:style style:name="P11" style:family="paragraph" style:parent-style-name="Standard" style:list-style-name="L2">
      <style:paragraph-properties fo:margin-top="0.42cm" fo:margin-bottom="0.21cm" loext:contextual-spacing="false"/>
      <style:text-properties officeooo:paragraph-rsid="001382ec"/>
    </style:style>
    <style:style style:name="P12" style:family="paragraph" style:parent-style-name="Standard" style:list-style-name="L1">
      <style:paragraph-properties fo:margin-top="0.423cm" fo:margin-bottom="0.212cm" loext:contextual-spacing="false" fo:text-align="start" style:justify-single-word="false"/>
      <style:text-properties officeooo:paragraph-rsid="000ceb05"/>
    </style:style>
    <style:style style:name="P13" style:family="paragraph" style:parent-style-name="Standard" style:list-style-name="L2">
      <style:paragraph-properties fo:margin-top="0.423cm" fo:margin-bottom="0.212cm" loext:contextual-spacing="false" fo:text-align="start" style:justify-single-word="false"/>
      <style:text-properties officeooo:paragraph-rsid="001382ec"/>
    </style:style>
    <style:style style:name="P14" style:family="paragraph" style:parent-style-name="Standard">
      <style:paragraph-properties fo:margin-top="0.423cm" fo:margin-bottom="0.212cm" loext:contextual-spacing="false" fo:text-align="start" style:justify-single-word="false"/>
      <style:text-properties officeooo:paragraph-rsid="001382ec"/>
    </style:style>
    <style:style style:name="P15" style:family="paragraph" style:parent-style-name="Text_20_body" style:list-style-name="WW8Num1">
      <style:paragraph-properties fo:text-align="center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136c30"/>
    </style:style>
    <style:style style:name="P17" style:family="paragraph" style:parent-style-name="Text_20_body">
      <style:paragraph-properties fo:text-align="justify" style:justify-single-word="false"/>
      <style:text-properties fo:font-weight="bold" officeooo:paragraph-rsid="00136c30" style:font-weight-asian="bold" style:font-weight-complex="bold"/>
    </style:style>
    <style:style style:name="P18" style:family="paragraph" style:parent-style-name="Text_20_body">
      <style:paragraph-properties fo:text-align="end" style:justify-single-word="false"/>
      <style:text-properties fo:font-weight="bold" officeooo:rsid="0004781f" officeooo:paragraph-rsid="0004781f" style:font-weight-asian="bold" style:font-weight-complex="bold"/>
    </style:style>
    <style:style style:name="P19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officeooo:paragraph-rsid="000ceb05"/>
    </style:style>
    <style:style style:name="P20" style:family="paragraph" style:parent-style-name="Heading_20_2" style:list-style-name="">
      <style:paragraph-properties fo:margin-left="0cm" fo:margin-right="0cm" fo:text-align="justify" style:justify-single-word="false" fo:orphans="2" fo:widows="2" fo:hyphenation-ladder-count="no-limit" fo:text-indent="0cm" style:auto-text-indent="false"/>
      <style:text-properties officeooo:paragraph-rsid="001382ec" fo:hyphenate="false" fo:hyphenation-remain-char-count="2" fo:hyphenation-push-char-count="2"/>
    </style:style>
    <style:style style:name="P21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officeooo:paragraph-rsid="001382ec"/>
    </style:style>
    <style:style style:name="P22" style:family="paragraph" style:parent-style-name="Heading_20_2">
      <style:paragraph-properties fo:margin-left="0cm" fo:margin-right="0cm" fo:text-align="justify" style:justify-single-word="false" fo:text-indent="0cm" style:auto-text-indent="false" fo:break-before="page"/>
      <style:text-properties officeooo:paragraph-rsid="001382ec"/>
    </style:style>
    <style:style style:name="P23" style:family="paragraph" style:parent-style-name="Heading_20_3" style:list-style-name="">
      <style:paragraph-properties fo:text-align="justify" style:justify-single-word="false" fo:orphans="2" fo:widows="2" fo:hyphenation-ladder-count="no-limit"/>
      <style:text-properties fo:hyphenate="false" fo:hyphenation-remain-char-count="2" fo:hyphenation-push-char-count="2"/>
    </style:style>
    <style:style style:name="P24" style:family="paragraph" style:parent-style-name="Heading_20_3">
      <style:paragraph-properties fo:margin-left="0.026cm" fo:margin-right="0cm" fo:text-align="justify" style:justify-single-word="false" fo:text-indent="0.026cm" style:auto-text-indent="false">
        <style:tab-stops/>
      </style:paragraph-properties>
    </style:style>
    <style:style style:name="P25" style:family="paragraph" style:parent-style-name="Heading_20_3">
      <style:paragraph-properties fo:margin-left="0.026cm" fo:margin-right="0cm" fo:text-align="justify" style:justify-single-word="false" fo:text-indent="0.026cm" style:auto-text-indent="false" fo:break-before="page">
        <style:tab-stops/>
      </style:paragraph-properties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Heading_20_1">
      <style:paragraph-properties fo:text-align="center" style:justify-single-word="false"/>
      <style:text-properties style:font-name="DejaVu Sans" officeooo:paragraph-rsid="00044d6e" style:font-name-asian="Liberation Sans" style:font-name-complex="DejaVu Sans"/>
    </style:style>
    <style:style style:name="P28" style:family="paragraph" style:parent-style-name="Heading_20_1">
      <style:paragraph-properties fo:text-align="justify" style:justify-single-word="false" fo:break-before="page"/>
      <style:text-properties officeooo:paragraph-rsid="001382ec"/>
    </style:style>
    <style:style style:name="T1" style:family="text">
      <style:text-properties style:font-name-asian="Liberation Sans" style:font-name-complex="Liberation Sans"/>
    </style:style>
    <style:style style:name="T2" style:family="text">
      <style:text-properties style:font-name-asian="Arial"/>
    </style:style>
    <style:style style:name="T3" style:family="text">
      <style:text-properties officeooo:rsid="00044d6e"/>
    </style:style>
    <style:style style:name="T4" style:family="text">
      <style:text-properties officeooo:rsid="0004781f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4781f"/>
    </style:style>
    <style:style style:name="T7" style:family="text">
      <style:text-properties officeooo:rsid="0014a13e"/>
    </style:style>
    <style:style style:name="T8" style:family="text">
      <style:text-properties officeooo:rsid="001d7751"/>
    </style:style>
    <style:style style:name="T9" style:family="text">
      <style:text-properties officeooo:rsid="0027bb9b"/>
    </style:style>
    <style:style style:name="T10" style:family="text">
      <style:text-properties officeooo:rsid="000c43aa"/>
    </style:style>
    <style:style style:name="T11" style:family="text">
      <style:text-properties officeooo:rsid="002ae741"/>
    </style:style>
    <style:style style:name="T12" style:family="text">
      <style:text-properties officeooo:rsid="00297784"/>
    </style:style>
    <style:style style:name="T13" style:family="text">
      <style:text-properties officeooo:rsid="0031601d"/>
    </style:style>
    <style:style style:name="T14" style:family="text">
      <style:text-properties officeooo:rsid="000f6c15"/>
    </style:style>
    <style:style style:name="T15" style:family="text">
      <style:text-properties officeooo:rsid="00136c30"/>
    </style:style>
    <style:style style:name="T16" style:family="text">
      <style:text-properties officeooo:rsid="0042e26f"/>
    </style:style>
    <style:style style:name="T17" style:family="text">
      <style:text-properties officeooo:rsid="00436dd5"/>
    </style:style>
    <style:style style:name="T18" style:family="text">
      <style:text-properties officeooo:rsid="0046b800"/>
    </style:style>
    <style:style style:name="T19" style:family="text">
      <style:text-properties officeooo:rsid="004a5a6e"/>
    </style:style>
    <style:style style:name="T20" style:family="text">
      <style:text-properties officeooo:rsid="004afd80"/>
    </style:style>
    <style:style style:name="T21" style:family="text">
      <style:text-properties officeooo:rsid="00486005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52cm" fo:text-indent="-0.635cm" fo:margin-left="7.75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52cm" fo:text-indent="-0.635cm" fo:margin-left="7.75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h text:style-name="P26" text:outline-level="1" text:is-list-header="true"/>
      <text:h text:style-name="P26" text:outline-level="1">Programa <text:span text:style-name="T4">a</text:span>nalítico <text:span text:style-name="T6">c</text:span><text:span text:style-name="T5">átedra</text:span>:</text:h>
      <text:h text:style-name="P27" text:outline-level="1" text:is-list-header="true">“<text:span text:style-name="T3">Consolidación de Tecnologías </text:span></text:h>
      <text:h text:style-name="P27" text:outline-level="1"><text:span text:style-name="T3">de la Información y las Comunicaciones.</text:span>”</text:h>
      <text:list xml:id="list961088190" text:style-name="WW8Num1">
        <text:list-item>
          <text:p text:style-name="P15"/>
        </text:list-item>
      </text:list>
      <text:h text:style-name="Heading_20_2" text:outline-level="2">Carrera:</text:h>
      <text:p text:style-name="P3">Ingeniería en Sistemas de Información</text:p>
      <text:p text:style-name="P3"/>
      <text:h text:style-name="Heading_20_2" text:outline-level="2">Plan:</text:h>
      <text:p text:style-name="P3">ORD.<text:span text:style-name="T2"> </text:span>No<text:span text:style-name="T2"> </text:span>1150 <text:span text:style-name="T3">(Electiva)</text:span></text:p>
      <text:p text:style-name="P3"/>
      <text:h text:style-name="Heading_20_2" text:outline-level="2">Régimen de dictado:</text:h>
      <text:list xml:id="list170316420169271" text:continue-numbering="true" text:style-name="WW8Num1">
        <text:list-item>
          <text:p text:style-name="P15">Cuatrimestral</text:p>
        </text:list-item>
      </text:list>
      <text:p text:style-name="P3"/>
      <text:h text:style-name="Heading_20_2" text:outline-level="2">Horas<text:span text:style-name="T1"> </text:span>semanales:</text:h>
      <text:list xml:id="list170316139644692" text:continue-numbering="true" text:style-name="WW8Num1">
        <text:list-item>
          <text:p text:style-name="P15"><text:span text:style-name="T3">5</text:span> horas.</text:p>
        </text:list-item>
      </text:list>
      <text:p text:style-name="P3"/>
      <text:h text:style-name="Heading_20_2" text:outline-level="2">Año:</text:h>
      <text:p text:style-name="P3">201<text:span text:style-name="T15">9</text:span></text:p>
      <text:p text:style-name="P3"/>
      <text:p text:style-name="P3"/>
      <text:p text:style-name="P3"/>
      <text:p text:style-name="Text_20_body"/>
      <text:h text:style-name="P24" text:outline-level="3" text:is-list-header="true"/>
      <text:h text:style-name="P25" text:outline-level="3">Programa<text:span text:style-name="T1"> </text:span>Analítico</text:h>
      <text:p text:style-name="P17">Unidad 1: Introducción a la Consolidación de TICs</text:p>
      <text:p text:style-name="P16">Problemas de los Centros de Cómputo. Consolidación de Servidores. Tipos de Consolidación de Servidores. Consolidación de Almacenamiento y Redes. Tecnologías de Consolidación de Almacenamiento y Redes. La Virtualización en el Centro de Cómputo. Ventajas y Desventajas de la Virtualización como Herramienta de Consolidación.</text:p>
      <text:p text:style-name="P17">Unidad 2: Tecnologías de Consolidación de Servidores</text:p>
      <text:p text:style-name="P16">Tecnologías de Virtualización de Escritorio y de Servidores. Casos de Estudio: VirtualBox, KVM+QEmu. Paravirtualización y Máquinas Virtuales de Proceso: <text:s/>Casos de Estudio: <text:span text:style-name="T7">LxC, Docker</text:span>.</text:p>
      <text:p text:style-name="P17">Unidad 3: Tecnologías de Consolidación de Almacenamiento y Redes</text:p>
      <text:p text:style-name="P16">Tecnologías de Consolidación de Almacenamiento. Network-Attached Storage (SAN). Storage Area Network (SAN). Caso de Estudio: FreeNAS. Tecnologías de Consolidación de Redes. VLANs. <text:s/>VPN. Caso de Estudio: OpenVPN. <text:s/>Construyendo y Administrando una Infraestructura Virtualizada: <text:span text:style-name="T8">Casos de Estudio: Proxmox VE, Kubernetes, Rancher.</text:span></text:p>
      <text:p text:style-name="P17">Unidad 4: Cloud Computing</text:p>
      <text:p text:style-name="P16">Definiendo Cloud Computing . Nubes Privadas. Caso de Estudio: OpenStack. Nubes Públicas. Caso de Estudio: Google App Engine. Cuestiones de Seguridad y Governance en Nubes Públicas.</text:p>
      <text:h text:style-name="P23" text:outline-level="3"/>
      <text:h text:style-name="P28" text:outline-level="1">Bibliografía</text:h>
      <text:h text:style-name="P21" text:outline-level="2" text:restart-numbering="true" text:start-value="-1">Obligatoria:</text:h>
      <text:list xml:id="list211034188" text:style-name="L2">
        <text:list-item>
          <text:p text:style-name="P11">“<text:bookmark-start text:name="__DdeLink__608_1014933110"/>QEMU, Kernel-based Virtual Machine (KVM), Xen &amp; libvirt<text:bookmark-end text:name="__DdeLink__608_1014933110"/>” <text:line-break/><text:bookmark-start text:name="__DdeLink__610_1014933110"/>R. Warnke, T. Ritzau<text:bookmark-end text:name="__DdeLink__610_1014933110"/>. <text:line-break/>Editorial <text:bookmark-start text:name="__DdeLink__612_1014933110"/>Books on Demand GmbH, Norderstedt.<text:bookmark-end text:name="__DdeLink__612_1014933110"/> <text:bookmark-start text:name="__DdeLink__614_1014933110"/>Edición 2010.<text:bookmark-end text:name="__DdeLink__614_1014933110"/> <text:line-break/>ISBN: <text:bookmark-start text:name="__DdeLink__616_1014933110"/>978-3-8370-0876-0.<text:bookmark-end text:name="__DdeLink__616_1014933110"/><text:line-break/><text:span text:style-name="T11">Disponible en formato Wiki en: </text:span><text:a xlink:type="simple" xlink:href="http://qemu-buch.de/" text:style-name="Internet_20_link" text:visited-style-name="Visited_20_Internet_20_Link">http://qemu-buch.de</text:a> <text:line-break/><text:span text:style-name="T14">Disponible para descarga en: </text:span><text:a xlink:type="simple" xlink:href="https://es.scribd.com/doc/81876926/QEMU" text:style-name="Internet_20_link" text:visited-style-name="Visited_20_Internet_20_Link"><text:span text:style-name="T14">https://scribd.com/doc/81876926</text:span></text:a><text:span text:style-name="T14"> </text:span></text:p>
        </text:list-item>
        <text:list-item>
          <text:p text:style-name="P11">“<text:bookmark-start text:name="__DdeLink__608_10149331101"/><text:span text:style-name="T9">The Docker Book</text:span><text:bookmark-end text:name="__DdeLink__608_10149331101"/>”<text:line-break/><text:bookmark-start text:name="__DdeLink__610_10149331101"/><text:span text:style-name="T9">James Turnbull</text:span><text:bookmark-end text:name="__DdeLink__610_10149331101"/>. <text:line-break/><text:span text:style-name="T9">Version: v17.03.0</text:span><text:bookmark-start text:name="__DdeLink__614_10149331101"/>.<text:bookmark-end text:name="__DdeLink__614_10149331101"/> <text:span text:style-name="T9">Edición 2017.<text:line-break/>ISBN: 978-0-9888202-0-3.</text:span><text:line-break/><text:span text:style-name="T9">Disponible en</text:span><text:bookmark-start text:name="__DdeLink__616_10149331101"/><text:span text:style-name="T9">:</text:span><text:bookmark-end text:name="__DdeLink__616_10149331101"/><text:span text:style-name="T9"> </text:span><text:a xlink:type="simple" xlink:href="https://github.com/eduleboss/the-best-docker-books" text:style-name="Internet_20_link" text:visited-style-name="Visited_20_Internet_20_Link"><text:span text:style-name="T9">https://github.com/eduleboss/the-best-docker-books</text:span></text:a><text:span text:style-name="T9"> </text:span></text:p>
        </text:list-item>
        <text:list-item>
          <text:p text:style-name="P11">“<text:bookmark-start text:name="__DdeLink__628_10149331101"/><text:span text:style-name="T13">Exploring </text:span><text:bookmark-end text:name="__DdeLink__628_10149331101"/><text:span text:style-name="T13">Kubernetes</text:span>” <text:line-break/><text:bookmark-start text:name="__DdeLink__630_10149331101"/>Marko Lukša<text:bookmark-end text:name="__DdeLink__630_10149331101"/><text:span text:style-name="T13">.</text:span> <text:line-break/>Editorial <text:bookmark-start text:name="__DdeLink__632_10149331101"/><text:span text:style-name="T13">M</text:span><text:bookmark-end text:name="__DdeLink__632_10149331101"/><text:span text:style-name="T13">anning</text:span>. <text:bookmark-start text:name="__DdeLink__634_10149331101"/>Edición 201<text:bookmark-end text:name="__DdeLink__634_10149331101"/><text:span text:style-name="T16">7</text:span>.<text:line-break/><text:bookmark-start text:name="__DdeLink__636_10149331101"/><text:span text:style-name="T13">ISBN </text:span><text:bookmark-end text:name="__DdeLink__636_10149331101"/>978-1617295539.<text:line-break/><text:span text:style-name="T13">Disponible en: </text:span><text:a xlink:type="simple" xlink:href="https://www.manning.com/books/exploring-kubernetes" text:style-name="Internet_20_link" text:visited-style-name="Visited_20_Internet_20_Link"><text:span text:style-name="T13">https://www.manning.com/books/exploring-kubernetes</text:span></text:a><text:span text:style-name="T13"> </text:span></text:p>
        </text:list-item>
        <text:list-item>
          <text:p text:style-name="P11">“<text:bookmark-start text:name="__DdeLink__618_1014933110"/>Introduction to Storage Area Networks<text:bookmark-end text:name="__DdeLink__618_1014933110"/>”<text:line-break/>Tate, <text:bookmark-start text:name="__DdeLink__620_1014933110"/>Beck, Ibarra, Kumaravel, Miklas<text:bookmark-end text:name="__DdeLink__620_1014933110"/><text:line-break/>IBM Redbooks publications. <text:span text:style-name="T12">9n</text:span><text:bookmark-start text:name="__DdeLink__624_1014933110"/>a. Edición (201<text:span text:style-name="T12">7</text:span>)<text:bookmark-end text:name="__DdeLink__624_1014933110"/>.<text:line-break/><text:span text:style-name="T12">ISBN: </text:span>978-0738442884.<text:bookmark-start text:name="__DdeLink__626_1014933110"/><text:line-break/><text:span text:style-name="T12">Disponible en: </text:span><text:a xlink:type="simple" xlink:href="http://www.redbooks.ibm.com/abstracts/sg245470.html" text:style-name="Internet_20_link" text:visited-style-name="Visited_20_Internet_20_Link"><text:span text:style-name="T12">http://www.redbooks.ibm.com/abstracts/sg245470.html</text:span></text:a><text:span text:style-name="T12"> </text:span><text:s/><text:bookmark-end text:name="__DdeLink__626_1014933110"/></text:p>
        </text:list-item>
        <text:list-item>
          <text:p text:style-name="P11">“<text:bookmark-start text:name="__DdeLink__628_1014933110"/><text:span text:style-name="T13">Exploring Cloud Computing</text:span><text:bookmark-end text:name="__DdeLink__628_1014933110"/>” <text:line-break/><text:bookmark-start text:name="__DdeLink__630_1014933110"/><text:span text:style-name="T13">Michael Wittig and Andreas Wittig</text:span><text:bookmark-end text:name="__DdeLink__630_1014933110"/><text:span text:style-name="T13">.</text:span> <text:line-break/>Editorial <text:bookmark-start text:name="__DdeLink__632_1014933110"/><text:span text:style-name="T13">M</text:span><text:bookmark-end text:name="__DdeLink__632_1014933110"/><text:span text:style-name="T13">anning</text:span>. <text:bookmark-start text:name="__DdeLink__634_1014933110"/>Edición 201<text:bookmark-end text:name="__DdeLink__634_1014933110"/><text:span text:style-name="T13">7</text:span>. <text:line-break/><text:bookmark-start text:name="__DdeLink__636_1014933110"/><text:span text:style-name="T13">ISBN 978-1617294877</text:span><text:bookmark-end text:name="__DdeLink__636_1014933110"/>.<text:line-break/><text:span text:style-name="T13">Disponible en: </text:span><text:a xlink:type="simple" xlink:href="https://www.manning.com/books/exploring-cloud-computing" text:style-name="Internet_20_link" text:visited-style-name="Visited_20_Internet_20_Link"><text:span text:style-name="T13">https://www.manning.com/books/exploring-cloud-computing</text:span></text:a><text:span text:style-name="T13"> </text:span></text:p>
        </text:list-item>
      </text:list>
      <text:h text:style-name="P20" text:outline-level="2"/>
      <text:h text:style-name="P22" text:outline-level="2">Recomendada:</text:h>
      <text:list xml:id="list170316079272214" text:continue-numbering="true" text:style-name="L2">
        <text:list-item>
          <text:p text:style-name="P13">“Virtual Machines: Versatile Platforms for Systems and Proces<text:span text:style-name="T17">s</text:span>es” <text:line-break/>J. Smith, R. Nair. <text:line-break/>Editorial Morgan Kaufman, Edición 2005. <text:line-break/>ISBN: 978-1558609105.</text:p>
        </text:list-item>
        <text:list-item>
          <text:p text:style-name="P13">“Containerization with LXC” <text:line-break/>Konstantin Ivanov. <text:line-break/>Editorial PACKT Publishing. Edición 20<text:span text:style-name="T18">17</text:span>. <text:line-break/>ISBN: 978-1-78588-894-6.</text:p>
        </text:list-item>
        <text:list-item>
          <text:p text:style-name="P13">“Kubernetes: Up and Running” <text:line-break/>K. Hightower, B. Burns, J. Beda. <text:line-break/>Editorial <text:span text:style-name="T19">O’Reilly</text:span>. Edición 20<text:span text:style-name="T18">17</text:span>. <text:line-break/>ISBN: 978-1-491-93567-5.</text:p>
        </text:list-item>
        <text:list-item>
          <text:p text:style-name="P10">“<text:span text:style-name="T20">Kubernetes in Action</text:span>” <text:line-break/><text:bookmark-start text:name="__DdeLink__630_101493311011"/><text:span text:style-name="T20">M</text:span><text:bookmark-end text:name="__DdeLink__630_101493311011"/><text:span text:style-name="T20">arko Luksa.</text:span> <text:line-break/>Editorial <text:bookmark-start text:name="__DdeLink__632_101493311011"/><text:span text:style-name="T13">M</text:span><text:bookmark-end text:name="__DdeLink__632_101493311011"/><text:span text:style-name="T13">anning</text:span>. <text:bookmark-start text:name="__DdeLink__634_101493311011"/>Edición 201<text:bookmark-end text:name="__DdeLink__634_101493311011"/><text:span text:style-name="T20">8</text:span>.<text:line-break/><text:bookmark-start text:name="__DdeLink__636_101493311011"/><text:span text:style-name="T13">ISBN </text:span><text:bookmark-end text:name="__DdeLink__636_101493311011"/><text:span text:style-name="T13">978-1-617-29372-6</text:span>.</text:p>
        </text:list-item>
        <text:list-item>
          <text:p text:style-name="P13">“Learning Proxmox VE” <text:line-break/>Rik Goldman. <text:line-break/>Editorial PACKT Publishing. Edición 20<text:span text:style-name="T21">16</text:span>. <text:line-break/>ISBN: 978-1-78398-178-6.</text:p>
        </text:list-item>
        <text:list-item>
          <text:p text:style-name="P13">“Extending Docker” <text:line-break/>Russ McKendrick. <text:line-break/>Editorial PACKT Publishing. Edición 20<text:span text:style-name="T21">16</text:span>. <text:line-break/>ISBN: 978-1-78646-314-2.</text:p>
        </text:list-item>
        <text:list-item>
          <text:p text:style-name="P13">“Learning FreeNAS” <text:line-break/>Gary Sims. <text:line-break/>Editorial PACKT Publishing. Edición 2008. <text:line-break/>ISBN: 978-1-84719-468-8.</text:p>
        </text:list-item>
      </text:list>
      <text:p text:style-name="P14"/>
      <text:p text:style-name="P14"/>
      <text:p text:style-name="P14"/>
      <text:p text:style-name="P14"/>
      <text:p text:style-name="P18">Ing. Gabriel E. Arella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 2" svg:font-family="'Wingdings 2'" style:font-family-generic="roman" style:font-pitch="variable" style:font-charset="x-symbol"/>
    <style:font-face style:name="Lohit Hindi2" svg:font-family="'Lohit Hindi'"/>
    <style:font-face style:name="Droid Sans Fallback" svg:font-family="'Droid Sans Fallback'" style:font-pitch="variable"/>
    <style:font-face style:name="Lohit Hindi1" svg:font-family="'Lohit Hindi', 'MS Mincho'" style:font-pitch="variable"/>
    <style:font-face style:name="OpenSymbol" svg:font-family="OpenSymbol" style:font-pitch="variable"/>
    <style:font-face style:name="WenQuanYi Micro Hei" svg:font-family="'WenQuanYi Micro Hei', 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'Arial Unicode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'Arial Unicode M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Lohit Hindi1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, 'MS Mincho'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/>
      <style:text-properties fo:font-size="22pt" fo:font-weight="bold" style:font-size-asian="22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center" style:justify-single-word="false"/>
      <style:text-properties style:font-name="Liberation Sans" fo:font-family="'Liberation Sans', 'Arial Unicode MS'" style:font-family-generic="swiss" style:font-pitch="variable" fo:font-size="16pt" fo:font-weight="bold" style:font-name-asian="WenQuanYi Micro Hei" style:font-family-asian="'WenQuanYi Micro Hei', 'MS Mincho'" style:font-pitch-asian="variable" style:font-size-asian="16pt" style:font-weight-asian="bold" style:font-name-complex="Lohit Hindi1" style:font-family-complex="'Lohit Hindi', 'MS Mincho'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8pt" fo:font-weight="bold" style:font-size-asian="18pt" style:font-weight-asian="bold" style:font-size-complex="14pt" style:font-weight-complex="bold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, 'MS Mincho'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'Arial Unicode MS'" style:font-family-generic="swiss" style:font-pitch="variable" fo:font-size="14pt" style:font-name-asian="Droid Sans Fallback" style:font-family-asian="'Droid Sans Fallback'" style:font-pitch-asian="variable" style:font-size-asian="14pt" style:font-name-complex="Lohit Hindi1" style:font-family-complex="'Lohit Hindi', 'MS Mincho'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, 'MS Mincho'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Heading" style:display-name="List Heading" style:family="paragraph" style:parent-style-name="Heading" style:class="html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20pt" fo:font-weight="bold" style:font-size-asian="20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2z0" style:family="text">
      <style:text-properties style:font-name="Wingdings 2" fo:font-family="'Wingdings 2'" style:font-family-generic="roman" style:font-pitch="variable" style:font-charset="x-symbol" style:font-name-complex="OpenSymbol" style:font-family-complex="OpenSymbol" style:font-pitch-complex="variable"/>
    </style:style>
    <style:style style:name="WW8Num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1" style:display-name="Fuente de párrafo predeter.1" style:family="text"/>
    <style:style style:name="Internet_20_link" style:display-name="Internet link" style:family="text" style:parent-style-name="Fuente_20_de_20_párrafo_20_predeter.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1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68cm" fo:margin-bottom="1.252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605cm" fo:margin-left="0cm" fo:margin-right="0cm" fo:margin-bottom="3.507cm" style:dynamic-spacing="true"/>
      </style:header-style>
      <style:footer-style>
        <style:header-footer-properties fo:min-height="2.193cm" fo:margin-left="0cm" fo:margin-right="0cm" fo:margin-top="2.09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773cm" fo:margin-bottom="3.445cm" fo:margin-left="3cm" fo:margin-right="3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char" svg:x="8.982cm" svg:y="-0.055cm" svg:width="6.066cm" svg:height="3.641cm" draw:z-index="3"><draw:image xlink:href="Pictures/100002010000028E000001846266407761F97E3B.png" xlink:type="simple" xlink:show="embed" xlink:actuate="onLoad" loext:mime-type="image/png"/></draw:frame></text:p>
        <text:p text:style-name="Header"/>
        <text:p text:style-name="Header"><draw:frame draw:style-name="Mfr2" draw:name="graphics3" text:anchor-type="char" svg:x="0.083cm" svg:y="0.226cm" svg:width="8.772cm" svg:height="1.388cm" draw:z-index="11"><draw:image xlink:href="Pictures/100000000000021000000051DA84C57E2CDBC436.jpg" xlink:type="simple" xlink:show="embed" xlink:actuate="onLoad" loext:mime-type="image/jpeg"/></draw:frame></text:p>
        <text:p text:style-name="Header"><text:line-break/></text:p>
        <text:p text:style-name="Header"/>
        <text:p text:style-name="MP1"/>
        <text:p text:style-name="MP2"/>
      </style:header>
      <style:footer>
        <text:p text:style-name="Footer"><draw:frame draw:style-name="Mfr2" draw:name="graphics1" text:anchor-type="char" svg:x="-2.415cm" svg:y="-0.081cm" svg:width="19.761cm" svg:height="1.305cm" draw:z-index="7"><draw:image xlink:href="Pictures/1000000000000372000000342F633BE193BF2679.jpg" xlink:type="simple" xlink:show="embed" xlink:actuate="onLoad" loext:mime-type="image/jpeg"/></draw:frame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a Consolidación TICs</dc:title>
    <meta:initial-creator>alumno</meta:initial-creator>
    <meta:creation-date>2012-08-07T14:11:00</meta:creation-date>
    <dc:date>2019-02-20T17:03:14.600848135</dc:date>
    <meta:editing-cycles>38</meta:editing-cycles>
    <meta:editing-duration>PT59M13S</meta:editing-duration>
    <meta:generator>LibreOffice/6.0.7.3$Linux_X86_64 LibreOffice_project/00m0$Build-3</meta:generator>
    <meta:document-statistic meta:table-count="0" meta:image-count="3" meta:object-count="0" meta:page-count="4" meta:paragraph-count="39" meta:word-count="405" meta:character-count="3321" meta:non-whitespace-character-count="2925"/>
    <meta:user-defined meta:name="Info 1"/>
    <meta:user-defined meta:name="Info 2"/>
    <meta:user-defined meta:name="Info 3"/>
    <meta:user-defined meta:name="Info 4"/>
  </office:meta>
</office:document-meta>
</file>